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27"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4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46"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4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4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4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50"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51"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52"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rsid="0024da39" officeooo:paragraph-rsid="0024da39"/>
    </style:style>
    <style:style style:name="P55" style:family="paragraph" style:parent-style-name="Heading_20_2">
      <style:text-properties officeooo:rsid="001d4b86" officeooo:paragraph-rsid="001d4b86"/>
    </style:style>
    <style:style style:name="P56" style:family="paragraph" style:parent-style-name="Heading_20_2">
      <style:text-properties officeooo:rsid="003ac921" officeooo:paragraph-rsid="003ac921"/>
    </style:style>
    <style:style style:name="P57" style:family="paragraph" style:parent-style-name="Heading_20_2">
      <style:paragraph-properties fo:break-before="page"/>
      <style:text-properties officeooo:rsid="0030143e" officeooo:paragraph-rsid="0030143e"/>
    </style:style>
    <style:style style:name="P58" style:family="paragraph" style:parent-style-name="Heading_20_2">
      <style:paragraph-properties fo:break-before="page"/>
      <style:text-properties officeooo:rsid="0038a3ef" officeooo:paragraph-rsid="0038a3ef"/>
    </style:style>
    <style:style style:name="P59" style:family="paragraph" style:parent-style-name="Heading_20_1">
      <style:text-properties officeooo:rsid="001d4b86" officeooo:paragraph-rsid="001d4b86"/>
    </style:style>
    <style:style style:name="P60" style:family="paragraph" style:parent-style-name="Heading_20_1">
      <style:paragraph-properties fo:break-before="page"/>
      <style:text-properties officeooo:rsid="003ac921" officeooo:paragraph-rsid="003ac921"/>
    </style:style>
    <style:style style:name="P61"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63"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e36e2" officeooo:paragraph-rsid="003e36e2" style:font-style-asian="normal" style:font-weight-asian="bold" style:font-style-complex="normal" style:font-weight-complex="bold"/>
    </style:style>
    <style:style style:name="P66"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69" style:family="paragraph" style:parent-style-name="Text_20_body">
      <style:text-properties officeooo:rsid="003ac921" officeooo:paragraph-rsid="003ac921"/>
    </style:style>
    <style:style style:name="P70"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71"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72"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73"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74"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75"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76"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77"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03e36e2" officeooo:paragraph-rsid="003e36e2" style:font-style-asian="italic" style:font-weight-asian="bold"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f4413" style:font-style-asian="normal" style:font-weight-asian="normal" style:font-style-complex="normal" style:font-weight-complex="normal"/>
    </style:style>
    <style:style style:name="T9" style:family="text">
      <style:text-properties fo:font-style="normal" style:text-underline-style="none" fo:font-weight="normal" officeooo:rsid="0031d771" style:font-style-asian="normal" style:font-weight-asian="normal" style:font-style-complex="normal" style:font-weight-complex="normal"/>
    </style:style>
    <style:style style:name="T10" style:family="text">
      <style:text-properties fo:font-style="normal" style:text-underline-style="none" fo:font-weight="normal" officeooo:rsid="003e36e2"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26d007"/>
    </style:style>
    <style:style style:name="T13" style:family="text">
      <style:text-properties officeooo:rsid="0030143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text:span text:style-name="T13">2 </text:span>Mathematische Grundbegriffe</text:h>
      <text:h text:style-name="P55" text:outline-level="2"><text:span text:style-name="T13">2.1 </text:span>Mengen und Aussagen</text:h>
      <text:p text:style-name="P1">Definition 2.1:<text:span text:style-name="T1"> Unter einer Menge verstehen wir jede Zusammenfassung </text:span><text:span text:style-name="T4">M</text:span><text:span text:style-name="T7"> von bestimmten wohlunterschiedenen Objekten </text:span><text:span text:style-name="T7"><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7">unserer Anschauung oder unseres Denkens, welche die Elemente von </text:span><text:span text:style-name="T7"><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7">genannt werden, zu einem Ganzen.</text:span></text:p>
      <text:p text:style-name="P1"><text:span text:style-name="T7">Für jedes Element </text:span><text:span text:style-name="T7"><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7">kann eindeutig bestimmt werden ob es zu einer Menge </text:span><text:span text:style-name="T7"><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7">gehört oder nicht; eine Eigenschaft, die durch die Eigenschaft der Bestimmtheit beschrieben wird. Die Bestimmtheit der Elemente führt dazu, dass unterschieden werden kann ob x der Menge angehört</text:span></text:p>
      <text:p text:style-name="P2"><text:span text:style-name="T7"><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7">,</text:span></text:p>
      <text:p text:style-name="P22">oder nicht</text:p>
      <text:p text:style-name="P2"><text:span text:style-name="T7"><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7">.</text:span></text:p>
      <text:p text:style-name="P3"><text:span text:style-name="T7">Eine weitere Eigenschaft der Elemente von x besteht darin, dass sie wohlunterschieden sind, weshalb alle zu M gehörenden Elemente paarweise verschieden sind. </text:span><text:span text:style-name="T8">Um die Verschiedenheit zweier Elemente zu untersuchen, muss deren Gleichheit zunächst definiert werden, wobei die Notationen</text:span></text:p>
      <text:p text:style-name="P23"><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25">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25">Als Notation wird für Mengen die geschweifte Klammer verwendet, wobei zwei verschiedene Aufzählungsmethoden verwendet werden. Die eine fasst alle Elemente der Menge zusammen:</text:p>
      <text:p text:style-name="P24"><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25">Die zweite Notation gibt ein Element und die Bedingung, dass Ersteres Element der Menge ist an:</text:p>
      <text:p text:style-name="P4"><text:span text:style-name="T7"><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7">.</text:span></text:p>
      <text:p text:style-name="P5"><text:span text:style-name="T7">Die letztere Beschreibungsformat definiert die Menge in der Form </text:span><text:span text:style-name="T7"><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7">, wobei P das Prädikat und P(x) die Aussage ist, welche die Eigenschaft aller Elemente der Menge charakterisiert. Aussagen wie z.B. P(x) können entweder falsch oder wahr sein.</text:span></text:p>
      <text:p text:style-name="P26"/>
      <text:p text:style-name="P52">Kurzer Ausflug in die Aussagenlogik</text:p>
      <text:p text:style-name="P26">Zunächst können Aussagen negiert werden wofür der Operator</text:p>
      <text:p text:style-name="P27"><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7">verwendet wird. Ebenso können zwei Aussagen mithilfe von Junktoren verbunden werden, wobei hier die vier üblichen Junktoren genannten werden. Zunächst besteht die logische UND (</text:span><text:span text:style-name="T7"><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7">) und ODER ( </text:span><text:span text:style-name="T7"><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7">) Verknüpfung.</text:span></text:p>
      <text:p text:style-name="P6"><text:span text:style-name="T7">Als weitere Junktoren bestehen die Implikation (</text:span><text:span text:style-name="T7"><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7">) und die Äquivalenz (</text:span><text:span text:style-name="T7"><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7">).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54"><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53"><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53"><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53"><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54"><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53"><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54">w</text:p>
          </table:table-cell>
          <table:table-cell table:style-name="Table1.A2" office:value-type="string">
            <text:p text:style-name="P54">w</text:p>
          </table:table-cell>
          <table:table-cell table:style-name="Table1.A2" office:value-type="string">
            <text:p text:style-name="P54">w</text:p>
          </table:table-cell>
          <table:table-cell table:style-name="Table1.A2" office:value-type="string">
            <text:p text:style-name="P54">w</text:p>
          </table:table-cell>
          <table:table-cell table:style-name="Table1.A2" office:value-type="string">
            <text:p text:style-name="P54">w</text:p>
          </table:table-cell>
          <table:table-cell table:style-name="Table1.F2" office:value-type="string">
            <text:p text:style-name="P54">w</text:p>
          </table:table-cell>
        </table:table-row>
        <table:table-row>
          <table:table-cell table:style-name="Table1.A2" office:value-type="string">
            <text:p text:style-name="P54">w</text:p>
          </table:table-cell>
          <table:table-cell table:style-name="Table1.A2" office:value-type="string">
            <text:p text:style-name="P54">f</text:p>
          </table:table-cell>
          <table:table-cell table:style-name="Table1.A2" office:value-type="string">
            <text:p text:style-name="P54">f</text:p>
          </table:table-cell>
          <table:table-cell table:style-name="Table1.A2" office:value-type="string">
            <text:p text:style-name="P54">w</text:p>
          </table:table-cell>
          <table:table-cell table:style-name="Table1.A2" office:value-type="string">
            <text:p text:style-name="P54">f</text:p>
          </table:table-cell>
          <table:table-cell table:style-name="Table1.F2" office:value-type="string">
            <text:p text:style-name="P54">f</text:p>
          </table:table-cell>
        </table:table-row>
        <table:table-row>
          <table:table-cell table:style-name="Table1.A2" office:value-type="string">
            <text:p text:style-name="P54">f</text:p>
          </table:table-cell>
          <table:table-cell table:style-name="Table1.A2" office:value-type="string">
            <text:p text:style-name="P54">w</text:p>
          </table:table-cell>
          <table:table-cell table:style-name="Table1.A2" office:value-type="string">
            <text:p text:style-name="P54">f</text:p>
          </table:table-cell>
          <table:table-cell table:style-name="Table1.A2" office:value-type="string">
            <text:p text:style-name="P54">w</text:p>
          </table:table-cell>
          <table:table-cell table:style-name="Table1.A2" office:value-type="string">
            <text:p text:style-name="P54">w</text:p>
          </table:table-cell>
          <table:table-cell table:style-name="Table1.F2" office:value-type="string">
            <text:p text:style-name="P54">f</text:p>
          </table:table-cell>
        </table:table-row>
        <table:table-row>
          <table:table-cell table:style-name="Table1.A2" office:value-type="string">
            <text:p text:style-name="P54">f</text:p>
          </table:table-cell>
          <table:table-cell table:style-name="Table1.A2" office:value-type="string">
            <text:p text:style-name="P54">f</text:p>
          </table:table-cell>
          <table:table-cell table:style-name="Table1.A2" office:value-type="string">
            <text:p text:style-name="P54">f</text:p>
          </table:table-cell>
          <table:table-cell table:style-name="Table1.A2" office:value-type="string">
            <text:p text:style-name="P54">f</text:p>
          </table:table-cell>
          <table:table-cell table:style-name="Table1.A2" office:value-type="string">
            <text:p text:style-name="P54">w</text:p>
          </table:table-cell>
          <table:table-cell table:style-name="Table1.F2" office:value-type="string">
            <text:p text:style-name="P54">w</text:p>
          </table:table-cell>
        </table:table-row>
      </table:table>
      <text:p text:style-name="P28">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6"><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29">Als weiteres Beispiel dient die geltende bzw. wahre Verknüfpung ( in diesem Kontext lässt sich auch erklären was es bedeutet, dass eine Verknüpfung „gilt“: Unter allen möglichen Permutationen von A und B ist die Aussage der Verknüfpung immer wahr)</text:p>
      <text:p text:style-name="P30"><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29">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2">weshalb der erste nötige Beweis für die Gültigkeit der Gesamtaussage erbracht ist. Umgekehrt sind nun die Fälle zu betrachten, in denen </text:span><text:span text:style-name="T12"><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2">gilt und deshalb auch </text:span><text:span text:style-name="T12"><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2">gelten muss, was anhand der Wahrheitstafel erfolgt. Somit wurde die Gültigkeit von </text:span><text:span text:style-name="T12"><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2">bewiesen, welche interessante Folgen mit </text:span><text:soft-page-break/><text:span text:style-name="T12">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2"><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2">Kontraposition von </text:span><text:span text:style-name="T12"><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2">, und der Schluss von </text:span><text:span text:style-name="T12"><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2">auf </text:span><text:span text:style-name="T12"><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2">heißt Umkehrschluss.</text:span></text:p>
      <text:p text:style-name="P40">Zurück zu den Mengen</text:p>
      <text:p text:style-name="P41">Definition 2.2<text:span text:style-name="T1">: Seien M und N Mengen.</text:span></text:p>
      <text:p text:style-name="P41"><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41"><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41"><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31">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32">Oder mathematisch formuliert:</text:p>
      <text:p text:style-name="P32">(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32">(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32">(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42">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32">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42">Satz 2.4:<text:span text:style-name="T1"> Für jede Menge M gelten folgenden Aussagen:</text:span></text:p>
      <text:p text:style-name="P42"><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42"><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32">Beweis:</text:p>
      <text:p text:style-name="P42"><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43"><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43">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43"><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43"><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33">Beweis:</text:p>
      <text:p text:style-name="P43"><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43"><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44">Definition 2.6:<text:span text:style-name="T1"> Seien M, N Mengen.</text:span></text:p>
      <text:p text:style-name="P44"><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44"><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44"><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34">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34">Ergibt der Durchschnitt zweier Mengen die leere Menge so heißen die beiden Mengen disjunkt.</text:p>
      <text:p text:style-name="P45"><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46"><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45">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35"><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47"><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47">Satz 2.8:<text:span text:style-name="T1"> Seien M, N, L Mengen, dann gelten folgende Aussagen:</text:span></text:p>
      <text:p text:style-name="P47"><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47"><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47"><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47"><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47"><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47"><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47"><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47"><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36"><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47">Definition 2.9</text:p>
      <text:p text:style-name="P47"><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47"><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57"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4"><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4">, </text:span><text:span text:style-name="T7">heißt die Identität auf X.</text:span></text:p>
      <text:p text:style-name="P10"><text:span text:style-name="T7">(2) Sei </text:span><text:span text:style-name="T7"><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7">eine Abbildung und seien </text:span><text:span text:style-name="T7"><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7">. Dann heißen</text:span></text:p>
      <text:p text:style-name="P11"><text:span text:style-name="T7"><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7"> das Bild von M unter f,</text:span></text:p>
      <text:p text:style-name="P11"><text:span text:style-name="T7"><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7">das Urbild von N unter f.</text:span></text:p>
      <text:p text:style-name="P10"><text:span text:style-name="T7">(3) Ist </text:span><text:span text:style-name="T7"><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7">, eine Abbildung und </text:span><text:span text:style-name="T7"><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7">, dann heißt </text:span><text:span text:style-name="T7"><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7">, die Einschränkung von f auf M.</text:span></text:p>
      <text:p text:style-name="P10"><text:span text:style-name="T7">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9">sagt, dass man eine Abbildung einschränken kann, bzw. das deren Einschränkung erfolgt in dem ihr Defintionsbereich durch eine seiner Teilmengen substituiert wird.</text:span></text:p>
      <text:p text:style-name="P12"><text:span text:style-name="T11">Definition 2.14:</text:span><text:span text:style-name="T7"> Seien X, Y nicht leere Mengen. Eine Abbildung </text:span><text:span text:style-name="T7"><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7"> heißt</text:span></text:p>
      <text:p text:style-name="P12"><text:span text:style-name="T7">(1) injektiv, wenn für alle </text:span><text:span text:style-name="T7"><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7">aus </text:span><text:span text:style-name="T7"><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7">folgt, dass </text:span><text:span text:style-name="T7"><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7">ist.</text:span></text:p>
      <text:p text:style-name="P12"><text:span text:style-name="T7">(2) surjektiv, wen </text:span><text:span text:style-name="T7"><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37">(3) bijektiv, wenn f injektiv und surjektiv ist</text:p>
      <text:p text:style-name="P12"><text:span text:style-name="T7">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7">bedeutet, dass durch die Abbildung jedes Elements im Definitionsbereich, jedes Element im Wertebereich erhalten wird. Bijektivität beschreibt die Vereinigung beider Eigenschaften.</text:span></text:p>
      <text:p text:style-name="P12"><text:span text:style-name="T11">Satz 2.16:</text:span><text:span text:style-name="T7"> Eine Abbildung </text:span><text:span text:style-name="T7"><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7"> ist genau dann bijektiv, wenn es für jedes </text:span><text:span text:style-name="T7"><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7">genau ein </text:span><text:span text:style-name="T7"><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7">mit </text:span><text:span text:style-name="T7"><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7">gibt.</text:span></text:p>
      <text:p text:style-name="P38">Es muss wieder die Implikation in zwei Richtungen bewiesen werden, also einerseits dass angenommen die Abbildung ist bijektiv die zweite Folgerung und umgekehrt gilt.</text:p>
      <text:p text:style-name="P13"><text:span text:style-name="T7">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4">genau</text:span><text:span text:style-name="T7"> ein x mit f(x)=y gibt.</text:span></text:p>
      <text:p text:style-name="P13"><text:span text:style-name="T7">Gilt die Annahme umgekehrt, dass fü jedes y in Y </text:span><text:span text:style-name="T4">genau</text:span><text:span text:style-name="T7"> ein x in X mit f(x) = y gibt, dann ist die Abbildung surjektiv, da für jedes y in Y ein x in X existiert. Des weiteren muss die Abbildung injektiv sein, da es für jedes y in Y </text:span><text:span text:style-name="T5">genau</text:span><text:span text:style-name="T7">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50">(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51">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51"><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48">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48">Satz 2.22:<text:span text:style-name="T1"> Für zwei bijektive Abbildungen f: X → Y und g: Y → Z gilt:</text:span></text:p>
      <text:p text:style-name="P39">(1) f^-1 ist bijektiv mit (f^-1)^-1 =f</text:p>
      <text:p text:style-name="P48"><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61">Beweis:</text:p>
      <text:p text:style-name="P61">(1) Übungsaufgabe</text:p>
      <text:p text:style-name="P49"><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58" text:outline-level="2">2.3 Relationen</text:h>
      <text:p text:style-name="P19">Definition 2.23:<text:span text:style-name="T1"> Sind M, N nicht leere Mengen, dann heißt die Mengendifferenz</text:span></text:p>
      <text:p text:style-name="P66"><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67">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67">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67">Ein Element (x,y) in M x N heitß geordnetes Paar un ein Element (x1,…,x_n)in M1 x….xM_n heißt geordnetes n-Tupel.</text:p>
      <text:p text:style-name="P19">Definition 2.24:<text:span text:style-name="T1"> Sind M, N nicht leere Mengen, dann heißt eine Menge </text:span><text:span text:style-name="T7"><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7">eine Relation zwischen M und N. Ist M=N, so nenen wir R eien Relatin auf M. Für (x,y) in R schreiben wir auch </text:span><text:span text:style-name="T7"><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7">oder </text:span><text:span text:style-name="T7"><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7">, wenn klar sit, um welche Relation es sich handelt.</text:span></text:p>
      <text:p text:style-name="P61"/>
      <text:p text:style-name="P19"><text:span text:style-name="T11">Definition 2.25:</text:span><text:span text:style-name="T7"> Sei M eine Menge. Eine Relation R auf M heißt</text:span></text:p>
      <text:p text:style-name="P19"><text:span text:style-name="T7">(1) reflexiv, falls für alle </text:span><text:span text:style-name="T7"><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7">gilt: </text:span><text:span text:style-name="T7"><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7">(2) symmetrisch, falls für alle </text:span><text:span text:style-name="T7"><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7">gilt: </text:span><text:span text:style-name="T7"><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7">(3) transitiv, falls für alle </text:span><text:span text:style-name="T7"><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7">gilt: </text:span><text:span text:style-name="T7"><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7">.</text:span></text:p>
      <text:p text:style-name="P62">Falls R reflexiv, transitiv und symmetrisch ist,s o nenn wir R eine Äquivalenzrelation auf M.</text:p>
      <text:p text:style-name="P62">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1">Definition 2.27:</text:span><text:span text:style-name="T7"> Sei R eine Äquivalenzrelation auf der Menge M. Dann heißt für </text:span><text:span text:style-name="T7"><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7">die Menge </text:span></text:p>
      <text:p text:style-name="P63"><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62">die Äquivalenzklasse von x bezüglich R. Die Menge der Äquivalenzklassen</text:p>
      <text:p text:style-name="P63"><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62">heißt die Quotientenmenge von M bezüglich R.</text:p>
      <text:p text:style-name="P21"><text:span text:style-name="T11">Satz 2.28</text:span><text:span text:style-name="T7"> Ist R eine Äquivalenzrelation auf der Menge M und sind x,y in M, dann sind die Aussagen äquivalent:</text:span></text:p>
      <text:p text:style-name="P21"><text:span text:style-name="T7">(1) </text:span><text:span text:style-name="T7"><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7">.</text:span></text:p>
      <text:p text:style-name="P21"><text:soft-page-break/><text:span text:style-name="T7">(2) </text:span><text:span text:style-name="T7"><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7">.</text:span></text:p>
      <text:p text:style-name="P21"><text:span text:style-name="T7">(3) </text:span><text:span text:style-name="T7"><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7">.</text:span></text:p>
      <text:p text:style-name="P64"/>
      <text:h text:style-name="P60" text:outline-level="1">Algebraische Strukturen</text:h>
      <text:p text:style-name="P69">Eine algrebraische Struktur stellt die Kombination einer Menge und einer Verknüpfung dar, welche gewisse Anforderung erfüllen muss. Als Beispiel kann die Menge der ganzen Zahlen genannt werden, welche durch die Additionsoperation verknüpft werden.</text:p>
      <text:h text:style-name="P56" text:outline-level="2">3.1 Gruppen</text:h>
      <text:p text:style-name="P70">Definition 3.1:<text:span text:style-name="T1"> Eine Gruppe ist eine Menge G mit einer Abbildung, genannt Operation oder Verknpüfung,</text:span></text:p>
      <text:p text:style-name="P71"><text:span text:style-name="T1"><draw:frame draw:style-name="fr2"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72"><text:span text:style-name="T1">für die folgende Regeln erfüllt sind.</text:span></text:p>
      <text:p text:style-name="P72"><text:span text:style-name="T1">(1) Die Verknüfpung </text:span><text:span text:style-name="T1"><draw:frame draw:style-name="fr2"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2"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2"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72"><text:span text:style-name="T1">(2) Es gibt ein Element </text:span><text:span text:style-name="T1"><draw:frame draw:style-name="fr2"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72"><text:span text:style-name="T1">(a) </text:span><text:span text:style-name="T1"><draw:frame draw:style-name="fr2"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2"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72"><text:span text:style-name="T1">(b) Zu jedem </text:span><text:span text:style-name="T1"><draw:frame draw:style-name="fr2"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2"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2"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73"><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2"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2"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2"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2"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73">Satz 3.2:<text:span text:style-name="T1"> Für jede Gruppe </text:span><text:span text:style-name="T1"><draw:frame draw:style-name="fr2"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73"><text:span text:style-name="T1">(1) Ist </text:span><text:span text:style-name="T1"><draw:frame draw:style-name="fr2"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2"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2"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2"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73"><text:span text:style-name="T1">(2)Ist </text:span><text:span text:style-name="T1"><draw:frame draw:style-name="fr2"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2"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2"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73"><text:span text:style-name="T1">(3) G enhält genau ein neutrlaes Element.</text:span></text:p>
      <text:p text:style-name="P73"><text:span text:style-name="T1">(4) Zu jedem </text:span><text:span text:style-name="T1"><draw:frame draw:style-name="fr2"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74">Beweis:</text:p>
      <text:p text:style-name="P68">(1) Sei <draw:frame draw:style-name="fr2"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2"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2"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2"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2"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68"><draw:frame draw:style-name="fr2"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68">(2) Sei <draw:frame draw:style-name="fr2"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2"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2"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2"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2"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68"><text:soft-page-break/><draw:frame draw:style-name="fr2"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68">(3) Seien <draw:frame draw:style-name="fr2"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2"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2"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2"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68">(4) Geben sei <draw:frame draw:style-name="fr2"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2"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68"><draw:frame draw:style-name="fr2"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75">Definition 3.4:<text:span text:style-name="T1"> Sei </text:span><text:span text:style-name="T1"><draw:frame draw:style-name="fr2"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2"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2"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2"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75"><text:span text:style-name="T11">Satz 3.5:</text:span><text:span text:style-name="T7"> </text:span><text:span text:style-name="T7"><draw:frame draw:style-name="fr2"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7">ist genau dann eine Untergruppe der Gruppe </text:span><text:span text:style-name="T7"><draw:frame draw:style-name="fr2"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7">, wenn Folgendes gilt:</text:span></text:p>
      <text:p text:style-name="P75"><text:span text:style-name="T7">(1) </text:span><text:span text:style-name="T7"><draw:frame draw:style-name="fr2"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7">.</text:span></text:p>
      <text:p text:style-name="P75"><text:span text:style-name="T7">(2) </text:span><text:span text:style-name="T7"><draw:frame draw:style-name="fr2"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7">für alle </text:span><text:span text:style-name="T7"><draw:frame draw:style-name="fr2"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7">.</text:span></text:p>
      <text:p text:style-name="P75"><text:span text:style-name="T7">(3) Für jedes </text:span><text:span text:style-name="T7"><draw:frame draw:style-name="fr2"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7"> ist sein inverses Element </text:span><text:span text:style-name="T7"><draw:frame draw:style-name="fr2"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7">.</text:span></text:p>
      <text:p text:style-name="P75"><text:span text:style-name="T11">Beweis:</text:span><text:span text:style-name="T7">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75"><text:span text:style-name="T7">Angenommen (1),(2),(3) gelten, </text:span><text:span text:style-name="T10">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76"><text:span text:style-name="T11">Definition 3.6:</text:span><text:span text:style-name="T7"> Seien </text:span><text:span text:style-name="T7"><draw:frame draw:style-name="fr2"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7">und </text:span><text:span text:style-name="T7"><draw:frame draw:style-name="fr2"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7">Gruppen. Eine Abbildungen</text:span></text:p>
      <text:p text:style-name="P76"><text:span text:style-name="T7"><draw:frame draw:style-name="fr2"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7">,</text:span></text:p>
      <text:p text:style-name="P76"><text:span text:style-name="T7">heißt Gruppenhomomorphismus, wenn </text:span></text:p>
      <text:p text:style-name="P77"><text:span text:style-name="T1"><draw:frame draw:style-name="fr2"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span></text:p>
      <text:p text:style-name="P65"><text:span text:style-name="T1">gilt. Ein bijektiver Gruppenhomomorphismus wird Gruppenisomorphismus genan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28T14:03:34.185000000</dc:date>
    <meta:editing-duration>PT1H12M28S</meta:editing-duration>
    <meta:editing-cycles>8</meta:editing-cycles>
    <meta:document-statistic meta:table-count="1" meta:image-count="0" meta:object-count="215" meta:page-count="12" meta:paragraph-count="208" meta:word-count="3012" meta:character-count="18487" meta:non-whitespace-character-count="15629"/>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2/content.xml><?xml version="1.0" encoding="utf-8"?>
<math xmlns="http://www.w3.org/1998/Math/MathML" display="block">
  <semantics>
    <mrow>
      <mi>A</mi>
      <mo stretchy="false">⇒</mo>
      <mi>B</mi>
    </mrow>
    <annotation encoding="StarMath 5.0">A drarrow B</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7/content.xml><?xml version="1.0" encoding="utf-8"?>
<math xmlns="http://www.w3.org/1998/Math/MathML" display="block"/>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